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I HUACHO TEODOR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4517119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29542795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HUAMANI HUACHO TEODOR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51711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4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4/10/2021</text:p>
          </table:table-cell>
          <table:table-cell table:style-name="Tabla2.A2" office:value-type="string">
            <text:p text:style-name="P7">146663</text:p>
          </table:table-cell>
          <table:table-cell table:style-name="Tabla2.A2" office:value-type="string">
            <text:p text:style-name="P7">42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8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01:32:1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